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1a07" officeooo:paragraph-rsid="001d1a0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d1a07" officeooo:paragraph-rsid="001d1a07" style:font-size-asian="12.25pt" style:font-weight-asian="normal" style:font-size-complex="14pt" style:font-weight-complex="normal"/>
    </style:style>
    <style:style style:name="T1" style:family="text">
      <style:text-properties officeooo:rsid="001d1c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owanie hybrydowych aplikacji mobilnych</text:p>
      <text:p text:style-name="P1"/>
      <text:p text:style-name="P2">Patryk Jażdżewski</text:p>
      <text:p text:style-name="P2"/>
      <text:p text:style-name="P2">1. Streszczenie</text:p>
      <text:p text:style-name="P2">Poniższa praca zawiera opis biblioteki „Ash” służącej do funkcjonalnego testowania hybrydowych aplikacji mobilnych stworzonych przy użyciu Adobe PhoneGap lub Apache Cordova. Ash pozwala na testowanie zachowania się aplikacji w różnorodnych realistycznych przypadkach, takich jak poruszanie się użytkownika, obrót ekranu i inne. Dzięki wykorzystaniu hybrydowego charakteru apliakcji możliwa było emulacja zachowania, co wpływa na większy realizm testów. <text:span text:style-name="T1">Innymi zaletami bliblioteki są elastyczna struktura testów, która ułatwia utrzymywanie testów oraz budowanie złożonych scenariuszy z prostych testów-kroków oraz możliwość wykorzystania asercji w aplikacji poza testami. <text:s/></text:span></text:p>
      <text:p text:style-name="P2"/>
      <text:p text:style-name="P2">2. Wprowadzeni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k </meta:initial-creator>
    <meta:creation-date>2014-01-11T10:28:15.012457375</meta:creation-date>
    <dc:date>2014-01-11T10:49:13.483592625</dc:date>
    <dc:creator>jfk </dc:creator>
    <meta:editing-duration>PT5M48S</meta:editing-duration>
    <meta:editing-cycles>1</meta:editing-cycles>
    <meta:document-statistic meta:table-count="0" meta:image-count="0" meta:object-count="0" meta:page-count="1" meta:paragraph-count="5" meta:word-count="92" meta:character-count="762" meta:non-whitespace-character-count="673"/>
    <meta:generator>LibreOffice/4.1.3.2$Linux_X86_64 LibreOffice_project/410m0$Build-2</meta:generator>
  </office:meta>
</office:document-meta>
</file>